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9pt" officeooo:rsid="001e5737" officeooo:paragraph-rsid="001e5737" style:font-size-asian="9pt" style:font-size-complex="9pt"/>
    </style:style>
    <style:style style:name="P2" style:family="paragraph" style:parent-style-name="Standard">
      <style:text-properties officeooo:rsid="0014670a" officeooo:paragraph-rsid="0014670a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Standard">
      <style:text-properties fo:color="#000000" loext:opacity="100%" officeooo:rsid="001b92b4" officeooo:paragraph-rsid="001b92b4"/>
    </style:style>
    <style:style style:name="P5" style:family="paragraph" style:parent-style-name="Standard">
      <style:text-properties fo:color="#000000" loext:opacity="100%" officeooo:rsid="001c95b3" officeooo:paragraph-rsid="001c95b3"/>
    </style:style>
    <style:style style:name="P6" style:family="paragraph" style:parent-style-name="Standard">
      <style:text-properties fo:color="#000000" loext:opacity="100%" officeooo:rsid="001c95b3" officeooo:paragraph-rsid="001c95b3"/>
    </style:style>
    <style:style style:name="P7" style:family="paragraph" style:parent-style-name="Standard">
      <style:text-properties fo:color="#000000" loext:opacity="100%" style:font-name="Liberation Serif" fo:font-size="11pt" officeooo:paragraph-rsid="002195f8" style:font-size-asian="11pt" style:font-size-complex="11pt"/>
    </style:style>
    <style:style style:name="P8" style:family="paragraph" style:parent-style-name="Standard">
      <style:text-properties fo:color="#000000" loext:opacity="100%" fo:font-size="11pt" officeooo:rsid="0017f3d8" style:font-size-asian="11pt" style:font-size-complex="11pt"/>
    </style:style>
    <style:style style:name="P9" style:family="paragraph" style:parent-style-name="Standard">
      <style:text-properties fo:color="#000000" loext:opacity="100%" fo:font-size="11pt" officeooo:rsid="001c95b3" officeooo:paragraph-rsid="001c95b3" style:font-size-asian="11pt" style:font-size-complex="11pt"/>
    </style:style>
    <style:style style:name="P10" style:family="paragraph" style:parent-style-name="Standard">
      <style:text-properties officeooo:paragraph-rsid="001e5737"/>
    </style:style>
    <style:style style:name="P11" style:family="paragraph" style:parent-style-name="Standard">
      <style:text-properties officeooo:rsid="0017f3d8" officeooo:paragraph-rsid="002195f8"/>
    </style:style>
    <style:style style:name="P12" style:family="paragraph" style:parent-style-name="Standard">
      <style:text-properties officeooo:rsid="0017f3d8" officeooo:paragraph-rsid="00220a5d"/>
    </style:style>
    <style:style style:name="P13" style:family="paragraph" style:parent-style-name="Standard">
      <style:text-properties fo:font-size="11pt" officeooo:paragraph-rsid="001c95b3" style:font-size-asian="11pt" style:font-size-complex="11pt"/>
    </style:style>
    <style:style style:name="P14" style:family="paragraph" style:parent-style-name="Standard">
      <style:text-properties fo:font-size="11pt" officeooo:paragraph-rsid="0024bf80" style:font-size-asian="11pt" style:font-size-complex="11pt"/>
    </style:style>
    <style:style style:name="P15" style:family="paragraph" style:parent-style-name="Standard">
      <style:text-properties fo:font-size="11pt" officeooo:paragraph-rsid="001e5737" style:font-size-asian="11pt" style:font-size-complex="11pt"/>
    </style:style>
    <style:style style:name="P16" style:family="paragraph" style:parent-style-name="Standard">
      <style:text-properties fo:font-size="11pt" officeooo:paragraph-rsid="001b92b4" style:font-size-asian="11pt" style:font-size-complex="11pt"/>
    </style:style>
    <style:style style:name="P17" style:family="paragraph" style:parent-style-name="Standard">
      <style:text-properties fo:font-size="11pt" officeooo:paragraph-rsid="00220a5d" style:font-size-asian="11pt" style:font-size-complex="11pt"/>
    </style:style>
    <style:style style:name="P18" style:family="paragraph" style:parent-style-name="Standard">
      <style:text-properties fo:font-size="11pt" officeooo:rsid="0017f3d8" officeooo:paragraph-rsid="002195f8" style:font-size-asian="11pt" style:font-size-complex="11pt"/>
    </style:style>
    <style:style style:name="P19" style:family="paragraph" style:parent-style-name="Standard">
      <style:text-properties fo:font-size="11pt" officeooo:rsid="0017f3d8" officeooo:paragraph-rsid="0017f3d8" style:font-size-asian="11pt" style:font-size-complex="11pt"/>
    </style:style>
    <style:style style:name="P20" style:family="paragraph" style:parent-style-name="Standard">
      <style:text-properties fo:font-size="11pt" officeooo:rsid="0017f3d8" officeooo:paragraph-rsid="001e5737" style:font-size-asian="11pt" style:font-size-complex="11pt"/>
    </style:style>
    <style:style style:name="P21" style:family="paragraph" style:parent-style-name="Standard">
      <style:text-properties fo:font-size="11pt" officeooo:paragraph-rsid="0017f3d8" style:font-size-asian="11pt" style:font-size-complex="11pt"/>
    </style:style>
    <style:style style:name="P22" style:family="paragraph" style:parent-style-name="Standard">
      <style:text-properties fo:font-size="11pt" officeooo:rsid="0014670a" officeooo:paragraph-rsid="0014670a" style:font-size-asian="11pt" style:font-size-complex="11pt"/>
    </style:style>
    <style:style style:name="P23" style:family="paragraph" style:parent-style-name="Standard">
      <style:text-properties fo:font-size="11pt" officeooo:rsid="0014670a" officeooo:paragraph-rsid="0020cfc5" style:font-size-asian="11pt" style:font-size-complex="11pt"/>
    </style:style>
    <style:style style:name="P24" style:family="paragraph" style:parent-style-name="Standard">
      <style:text-properties fo:font-size="11pt" officeooo:paragraph-rsid="002195f8" style:font-size-asian="11pt" style:font-size-complex="11pt"/>
    </style:style>
    <style:style style:name="P25" style:family="paragraph" style:parent-style-name="Standard">
      <style:text-properties style:font-name="Liberation Serif" fo:font-size="11pt" officeooo:paragraph-rsid="0017f3d8" style:font-size-asian="11pt" style:font-size-complex="11pt"/>
    </style:style>
    <style:style style:name="T1" style:family="text">
      <style:text-properties officeooo:rsid="001e5737"/>
    </style:style>
    <style:style style:name="T2" style:family="text">
      <style:text-properties officeooo:rsid="00204386"/>
    </style:style>
    <style:style style:name="T3" style:family="text">
      <style:text-properties fo:color="#000000" loext:opacity="100%" fo:font-weight="normal" officeooo:rsid="00204386" fo:background-color="transparent" loext:char-shading-value="0" style:font-weight-asian="normal" style:font-weight-complex="normal"/>
    </style:style>
    <style:style style:name="T4" style:family="text">
      <style:text-properties fo:color="#000000" loext:opacity="100%" officeooo:rsid="0019b65e"/>
    </style:style>
    <style:style style:name="T5" style:family="text">
      <style:text-properties fo:color="#000000" loext:opacity="100%" officeooo:rsid="001c95b3"/>
    </style:style>
    <style:style style:name="T6" style:family="text">
      <style:text-properties fo:color="#000000" loext:opacity="100%" style:font-name="Liberation Serif" officeooo:rsid="002195f8"/>
    </style:style>
    <style:style style:name="T7" style:family="text">
      <style:text-properties fo:color="#000000" loext:opacity="100%" officeooo:rsid="001b92b4"/>
    </style:style>
    <style:style style:name="T8" style:family="text">
      <style:text-properties fo:color="#000000" loext:opacity="100%" officeooo:rsid="00220a5d"/>
    </style:style>
    <style:style style:name="T9" style:family="text">
      <style:text-properties fo:color="#000000" loext:opacity="100%" officeooo:rsid="0024bf80"/>
    </style:style>
    <style:style style:name="T10" style:family="text">
      <style:text-properties fo:color="#000000" loext:opacity="100%" officeooo:rsid="0024ca5e"/>
    </style:style>
    <style:style style:name="T11" style:family="text">
      <style:text-properties fo:color="#000000" loext:opacity="100%" officeooo:rsid="0024f7df"/>
    </style:style>
    <style:style style:name="T12" style:family="text">
      <style:text-properties fo:color="#000000" loext:opacity="100%" fo:font-size="11pt" officeooo:rsid="001c95b3" style:font-size-asian="11pt" style:font-size-complex="11pt"/>
    </style:style>
    <style:style style:name="T13" style:family="text">
      <style:text-properties fo:color="#000000" loext:opacity="100%" fo:font-size="11pt" officeooo:rsid="0024bf80" style:font-size-asian="11pt" style:font-size-complex="11pt"/>
    </style:style>
    <style:style style:name="T14" style:family="text">
      <style:text-properties fo:color="#000000" loext:opacity="100%" fo:font-size="11pt" officeooo:rsid="00220a5d" style:font-size-asian="11pt" style:font-size-complex="11pt"/>
    </style:style>
    <style:style style:name="T15" style:family="text">
      <style:text-properties fo:color="#000000" loext:opacity="100%" style:font-name="arial" officeooo:rsid="00220a5d"/>
    </style:style>
    <style:style style:name="T16" style:family="text">
      <style:text-properties fo:color="#000000" loext:opacity="100%" style:font-name="Liberation Mono" officeooo:rsid="00220a5d"/>
    </style:style>
    <style:style style:name="T17" style:family="text">
      <style:text-properties fo:color="#000000" loext:opacity="100%" style:font-name="Liberation Serif" officeooo:rsid="00220a5d"/>
    </style:style>
    <style:style style:name="T18" style:family="text">
      <style:text-properties officeooo:rsid="0014670a"/>
    </style:style>
    <style:style style:name="T19" style:family="text">
      <style:text-properties officeooo:rsid="0017f3d8"/>
    </style:style>
    <style:style style:name="T20" style:family="text">
      <style:text-properties officeooo:rsid="0020cfc5"/>
    </style:style>
    <style:style style:name="T21" style:family="text">
      <style:text-properties officeooo:rsid="002195f8"/>
    </style:style>
    <style:style style:name="T22" style:family="text">
      <style:text-properties officeooo:rsid="00220a5d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officeooo:rsid="002195f8" style:font-size-asian="11pt" style:font-size-complex="11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2">1.</text:p>
      <text:p text:style-name="P22"><text:tab/>syms x1 x2 x3</text:p>
      <text:p text:style-name="P22"><text:tab/>eqn1 = 2*x1 + 3*x2 == 0;</text:p>
      <text:p text:style-name="P22"><text:tab/>eqn2 = 3*x2 + 4*x3 == -1;</text:p>
      <text:p text:style-name="P22"><text:tab/>eqn3 = x1 + x2 + x3 == -2;</text:p>
      <text:p text:style-name="P22"><text:tab/>sol = solve([eqn1, eqn2, eqn3], [x1, x2, x3]);</text:p>
      <text:p text:style-name="P22"><text:tab/>x1Sol = sol.x1</text:p>
      <text:p text:style-name="P22"><text:tab/>x2Sol = sol.x2</text:p>
      <text:p text:style-name="P22"><text:tab/>x3Sol = sol.x3</text:p>
      <text:p text:style-name="P22"/>
      <text:p text:style-name="P22"><text:tab/><text:span text:style-name="T20">Output:</text:span></text:p>
      <text:p text:style-name="P23"><text:tab/><text:tab/> <text:s/>x1Sol = (sym<text:span text:style-name="T20">)</text:span><text:span text:style-name="T20"><draw:frame draw:style-name="fr1" draw:name="Object1" text:anchor-type="as-char" svg:y="-0.619cm" svg:width="1.028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3"><text:tab/><text:tab/> <text:s/>x2Sol = (sym)<draw:frame draw:style-name="fr1" draw:name="Object2" text:anchor-type="as-char" svg:y="-0.619cm" svg:width="0.504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2"><text:tab/><text:tab/> <text:s/>x3Sol = (sym)<draw:frame draw:style-name="fr1" draw:name="Object3" text:anchor-type="as-char" svg:y="-0.619cm" svg:width="1.034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2"/>
      <text:p text:style-name="P22"/>
      <text:p text:style-name="P22">2.</text:p>
      <text:p text:style-name="P24"><text:span text:style-name="T18"><text:tab/></text:span><text:span text:style-name="T6">a) p = [1, 0, 1, -1];</text:span></text:p>
      <text:p text:style-name="P24"><text:span text:style-name="T6"><text:tab/> <text:s text:c="3"/>roots(p)</text:span></text:p>
      <text:p text:style-name="P7"><text:span text:style-name="T19"><text:tab/></text:span></text:p>
      <text:p text:style-name="P7"><text:span text:style-name="T1"><text:tab/> <text:s text:c="3"/>Output:</text:span><text:span text:style-name="T19"> <text:s/></text:span></text:p>
      <text:p text:style-name="P7"><text:tab/><text:tab/> <text:s/>ans =</text:p>
      <text:p text:style-name="P7"><text:tab/><text:tab/> -0.3412 + 1.1615i</text:p>
      <text:p text:style-name="P7"><text:s text:c="2"/><text:tab/><text:tab/> -0.3412 – 1.1615<text:span text:style-name="T21">i</text:span></text:p>
      <text:p text:style-name="P7"><text:s text:c="25"/>0.6823 + 0i</text:p>
      <text:p text:style-name="P7"/>
      <text:p text:style-name="P7"><text:span text:style-name="T21"><text:tab/>b) p = [1, 4, 0, 0, 2];</text:span></text:p>
      <text:p text:style-name="P7"><text:s text:c="16"/>roots(p)</text:p>
      <text:p text:style-name="P20"><text:tab/></text:p>
      <text:p text:style-name="P20"><text:tab/> <text:s text:c="3"/><text:span text:style-name="T21">Output: </text:span></text:p>
      <text:p text:style-name="P18"><text:tab/><text:tab/><text:span text:style-name="T21">ans = </text:span></text:p>
      <text:p text:style-name="P18"><text:span text:style-name="T21"><text:tab/><text:tab/>-3.9680 + <text:s text:c="5"/>0i</text:span></text:p>
      <text:p text:style-name="P18"><text:tab/><text:tab/>-0.8604 + <text:s text:c="5"/>0i</text:p>
      <text:p text:style-name="P18"><text:tab/><text:tab/>0.4142 + 0.6436<text:span text:style-name="T21">i</text:span></text:p>
      <text:p text:style-name="P18"><text:tab/><text:tab/>0.4142 – 0.6436i</text:p>
      <text:p text:style-name="P11"><text:span text:style-name="T23"><text:tab/></text:span></text:p>
      <text:p text:style-name="P12"><text:span text:style-name="T21"><text:tab/></text:span><text:span text:style-name="T24">c) p = [1, 0, -3, 2, -1, 4];</text:span></text:p>
      <text:p text:style-name="P18"><text:s text:c="16"/>roots(p)</text:p>
      <text:p text:style-name="P18"/>
      <text:p text:style-name="P18"><text:tab/> <text:s text:c="3"/><text:span text:style-name="T21">O</text:span><text:span text:style-name="T22">utput</text:span><text:span text:style-name="T21">:</text:span></text:p>
      <text:p text:style-name="P18"><text:tab/><text:tab/><text:span text:style-name="T21">ans = -2.1366 + <text:s text:c="5"/>0i</text:span></text:p>
      <text:p text:style-name="P18"><text:s text:c="3"/><text:tab/><text:tab/> <text:s text:c="8"/>1.3314 + 0.5316i</text:p>
      <text:p text:style-name="P18"><text:s text:c="3"/><text:tab/><text:tab/> <text:s text:c="8"/>1.3314 - 0.5316i</text:p>
      <text:p text:style-name="P18"><text:s text:c="2"/><text:tab/><text:tab/> <text:s text:c="8"/>-0.2631 + 0.9174i</text:p>
      <text:p text:style-name="P18"><text:s text:c="2"/><text:tab/><text:tab/> <text:s text:c="8"/>-0.2631 - 0.9174i</text:p>
      <text:p text:style-name="P19"/>
      <text:p text:style-name="P19"/>
      <text:p text:style-name="P19"><text:soft-page-break/></text:p>
      <text:p text:style-name="P19"/>
      <text:p text:style-name="P19">3.</text:p>
      <text:p text:style-name="P21"><text:span text:style-name="T4"><text:tab/>a) A = [1 0 0; 0 1 3; 0 1 4];</text:span></text:p>
      <text:p text:style-name="P21"><text:span text:style-name="T4"><text:tab/> <text:s text:c="3"/>[vetoresProprios, valoresProprios] = eig(A)</text:span></text:p>
      <text:p text:style-name="P21"><text:span text:style-name="T4"/></text:p>
      <text:p text:style-name="P21"><text:span text:style-name="T4"><text:tab/> <text:s text:c="3"/></text:span><text:span text:style-name="T17">Output:</text:span></text:p>
      <text:p text:style-name="P25"><text:span text:style-name="T8"><text:tab/><text:tab/>vetoresProprios =</text:span></text:p>
      <text:p text:style-name="P25"><text:span text:style-name="T8"><text:s text:c="3"/><text:tab/><text:tab/><text:tab/> <text:s text:c="8"/>0 <text:s text:c="13"/></text:span><text:span text:style-name="T11">0</text:span><text:span text:style-name="T8"> <text:s text:c="5"/>1.0000</text:span></text:p>
      <text:p text:style-name="P25"><text:span text:style-name="T8"><text:s text:c="3"/><text:tab/><text:tab/><text:tab/>0.6205 <text:s text:c="4"/>0.9669 <text:s text:c="14"/>0</text:span></text:p>
      <text:p text:style-name="P25"><text:span text:style-name="T8"><text:s text:c="3"/><text:tab/><text:tab/><text:tab/>0.7842 <text:s text:c="3"/>-0.2550 <text:s text:c="14"/>0</text:span></text:p>
      <text:p text:style-name="P25"><text:span text:style-name="T8"/></text:p>
      <text:p text:style-name="P25"><text:span text:style-name="T8"><text:tab/><text:tab/>valoresProprios =</text:span></text:p>
      <text:p text:style-name="P25"><text:span text:style-name="T8"><text:tab/><text:tab/>Diagonal Matrix</text:span></text:p>
      <text:p text:style-name="P25"><text:span text:style-name="T8"/></text:p>
      <text:p text:style-name="P25"><text:span text:style-name="T8"><text:s text:c="3"/><text:tab/><text:tab/><text:tab/>4.7913 <text:s text:c="16"/>0 <text:s text:c="12"/>0</text:span></text:p>
      <text:p text:style-name="P25"><text:span text:style-name="T8"><text:s text:c="8"/><text:tab/><text:tab/><text:tab/> <text:s text:c="8"/>0 <text:s text:c="7"/>0.2087 <text:s text:c="12"/>0</text:span></text:p>
      <text:p text:style-name="P25"><text:span text:style-name="T8"><text:s text:c="8"/><text:tab/><text:tab/><text:tab/> <text:s text:c="8"/>0 <text:s text:c="16"/>0 <text:s text:c="3"/>1.0000</text:span></text:p>
      <text:p text:style-name="P21"><text:span text:style-name="T8"><text:tab/><text:tab/><text:tab/></text:span></text:p>
      <text:p text:style-name="P15"><text:span text:style-name="T4"><text:tab/>b) A = [1 2 3; 4 5 6; 7 8 9];</text:span></text:p>
      <text:p text:style-name="P15"><text:span text:style-name="T4"><text:tab/> <text:s text:c="3"/>[vetoresProprios, valoresProprios] = eig(A)</text:span></text:p>
      <text:p text:style-name="P10"><text:span text:style-name="T4"/></text:p>
      <text:p text:style-name="P10"><text:span text:style-name="T4"><text:tab/> <text:s text:c="3"/></text:span><text:span text:style-name="T14">Output:</text:span></text:p>
      <text:p text:style-name="P15"><text:span text:style-name="T8"><text:tab/><text:tab/>vetoresProprios =</text:span></text:p>
      <text:p text:style-name="P15"><text:span text:style-name="T8"><text:s text:c="2"/><text:tab/><text:tab/><text:tab/>-0.231971 <text:s/>-0.785830 <text:s text:c="2"/>0.408248</text:span></text:p>
      <text:p text:style-name="P15"><text:span text:style-name="T8"><text:s text:c="2"/><text:tab/><text:tab/><text:tab/>-0.525322 <text:s/>-0.086751 <text:s/>-0.816497</text:span></text:p>
      <text:p text:style-name="P15"><text:span text:style-name="T8"><text:s text:c="2"/><text:tab/><text:tab/><text:tab/>-0.818673 <text:s text:c="2"/>0.612328 <text:s text:c="2"/>0.408248</text:span></text:p>
      <text:p text:style-name="P15"><text:span text:style-name="T8"/></text:p>
      <text:p text:style-name="P15"><text:span text:style-name="T8"><text:tab/><text:tab/>valoresProprios =</text:span></text:p>
      <text:p text:style-name="P15"><text:span text:style-name="T8"><text:tab/><text:tab/>Diagonal Matrix</text:span></text:p>
      <text:p text:style-name="P15"><text:span text:style-name="T8"/></text:p>
      <text:p text:style-name="P15"><text:span text:style-name="T8"><text:s text:c="3"/><text:tab/><text:tab/>1.6117e+01 <text:s text:c="24"/>0 <text:s text:c="25"/>0</text:span></text:p>
      <text:p text:style-name="P15"><text:span text:style-name="T8"><text:s text:c="12"/><text:tab/><text:tab/> <text:s text:c="16"/>0 <text:s text:c="6"/>-1.1168e+00 <text:s text:c="25"/>0</text:span></text:p>
      <text:p text:style-name="P15"><text:span text:style-name="T8"><text:s text:c="12"/><text:tab/><text:tab/> <text:s text:c="16"/>0 <text:s text:c="24"/></text:span><text:span text:style-name="T11">0</text:span><text:span text:style-name="T8"> <text:s text:c="8"/>-1.3037e-15</text:span></text:p>
      <text:p text:style-name="P8"/>
      <text:p text:style-name="P16"><text:span text:style-name="T7"><text:tab/>c) A = [1 1 0; 0 1 0; 0 0 2];</text:span></text:p>
      <text:p text:style-name="P16"><text:span text:style-name="T7"><text:tab/> <text:s text:c="3"/>[vetoresProprios, valoresProprios] = eig(A)</text:span></text:p>
      <text:p text:style-name="P16"><text:span text:style-name="T7"/></text:p>
      <text:p text:style-name="P16"><text:span text:style-name="T7"><text:tab/> <text:s text:c="4"/></text:span><text:span text:style-name="T8">Output:</text:span></text:p>
      <text:p text:style-name="P16"><text:span text:style-name="T8"><text:tab/><text:tab/>vetoresProprios =</text:span></text:p>
      <text:p text:style-name="P16"><text:span text:style-name="T8"><text:s text:c="3"/><text:tab/><text:tab/><text:tab/>1.0000 <text:s text:c="4"/>-1.0000 <text:s text:c="13"/>0</text:span></text:p>
      <text:p text:style-name="P16"><text:span text:style-name="T8"><text:s text:c="8"/><text:tab/><text:tab/><text:tab/>0 <text:s text:c="15"/>0.0000 <text:s text:c="12"/>0</text:span></text:p>
      <text:p text:style-name="P16"><text:span text:style-name="T8"><text:s text:c="8"/><text:tab/><text:tab/><text:tab/>0 <text:s text:c="24"/>0 <text:s text:c="3"/>1.0000</text:span></text:p>
      <text:p text:style-name="P17"><text:span text:style-name="T8"><text:tab/><text:tab/></text:span></text:p>
      <text:p text:style-name="P17"><text:span text:style-name="T8"><text:tab/><text:tab/>valoresProprios =</text:span></text:p>
      <text:p text:style-name="P16"><text:span text:style-name="T8"><text:tab/><text:tab/>Diagonal Matrix</text:span></text:p>
      <text:p text:style-name="P16"><text:span text:style-name="T8"/></text:p>
      <text:p text:style-name="P16"><text:span text:style-name="T8"><text:s text:c="3"/><text:tab/><text:tab/><text:tab/>1 <text:s text:c="2"/>0 <text:s text:c="2"/>0</text:span></text:p>
      <text:p text:style-name="P16"><text:span text:style-name="T8"><text:s text:c="3"/><text:tab/><text:tab/><text:tab/>0 <text:s text:c="2"/>1 <text:s text:c="2"/>0</text:span></text:p>
      <text:p text:style-name="P16"><text:span text:style-name="T8"><text:s text:c="3"/><text:tab/><text:tab/><text:tab/>0 <text:s text:c="2"/>0 <text:s text:c="2"/>2</text:span></text:p>
      <text:p text:style-name="P4"/>
      <text:p text:style-name="P4"/>
      <text:p text:style-name="P4"><text:soft-page-break/></text:p>
      <text:p text:style-name="P4"/>
      <text:p text:style-name="P5"/>
      <text:p text:style-name="P5"/>
      <text:p text:style-name="P9">4.</text:p>
      <text:p text:style-name="P13"><text:span text:style-name="T5"><text:tab/>a) function sum = </text:span><text:span text:style-name="T9">iterative</text:span><text:span text:style-name="T5">CubedSum(n)</text:span></text:p>
      <text:p text:style-name="P13"><text:span text:style-name="T5"><text:s text:c="2"/><text:tab/> <text:s text:c="3"/><text:tab/>sum = 0;</text:span></text:p>
      <text:p text:style-name="P13"><text:span text:style-name="T5"><text:s text:c="2"/><text:tab/> <text:s text:c="3"/><text:tab/>for i = 1:n</text:span></text:p>
      <text:p text:style-name="P13"><text:span text:style-name="T5"><text:s text:c="13"/><text:tab/><text:tab/>sum += i.^3;</text:span></text:p>
      <text:p text:style-name="P13"><text:span text:style-name="T5"><text:s/><text:tab/><text:tab/>endfor</text:span></text:p>
      <text:p text:style-name="P13"><text:span text:style-name="T5"><text:tab/></text:span></text:p>
      <text:p text:style-name="P14"><text:span text:style-name="T5"><text:tab/> <text:s text:c="4"/></text:span><text:span text:style-name="T9">Output (para n = 3): ans = 36</text:span></text:p>
      <text:p text:style-name="P14"><text:span text:style-name="T9"><text:tab/></text:span></text:p>
      <text:p text:style-name="P14"><text:span text:style-name="T9"/></text:p>
      <text:p text:style-name="P14"><text:span text:style-name="T9"><text:tab/>b) function sum = recurseCubedSum(n)</text:span></text:p>
      <text:p text:style-name="P14"><text:span text:style-name="T9"><text:tab/><text:tab/>if n &lt; 1</text:span></text:p>
      <text:p text:style-name="P14"><text:span text:style-name="T9"><text:s text:c="4"/><text:tab/><text:tab/><text:tab/>sum = 0;</text:span></text:p>
      <text:p text:style-name="P14"><text:span text:style-name="T9"><text:s text:c="4"/><text:tab/><text:tab/><text:tab/>return;</text:span></text:p>
      <text:p text:style-name="P14"><text:span text:style-name="T9"><text:s text:c="2"/><text:tab/><text:tab/>endif</text:span></text:p>
      <text:p text:style-name="P14"><text:span text:style-name="T9"/></text:p>
      <text:p text:style-name="P14"><text:span text:style-name="T9"><text:s text:c="2"/><text:tab/><text:tab/>if n == 0</text:span></text:p>
      <text:p text:style-name="P14"><text:span text:style-name="T9"><text:s text:c="4"/><text:tab/><text:tab/><text:tab/>sum = 0;</text:span></text:p>
      <text:p text:style-name="P14"><text:span text:style-name="T9"><text:s text:c="2"/><text:tab/><text:tab/>else</text:span></text:p>
      <text:p text:style-name="P14"><text:span text:style-name="T9"><text:s text:c="4"/><text:tab/><text:tab/><text:tab/>sum = n.^3;</text:span></text:p>
      <text:p text:style-name="P14"><text:span text:style-name="T9"><text:s text:c="4"/><text:tab/><text:tab/><text:tab/>sum += recurseCubedSum(n -1);</text:span></text:p>
      <text:p text:style-name="P14"><text:span text:style-name="T9"><text:s text:c="2"/><text:tab/><text:tab/>endif</text:span></text:p>
      <text:p text:style-name="P14"><text:span text:style-name="T9"/></text:p>
      <text:p text:style-name="P14"><text:span text:style-name="T9"><text:tab/> <text:s text:c="4"/></text:span><text:span text:style-name="T10">Output (para n = 5): </text:span><text:span text:style-name="T11">ans = 225</text:span></text:p>
      <text:p text:style-name="P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9pt" officeooo:rsid="001e5737" officeooo:paragraph-rsid="001e5737" style:font-size-asian="9pt" style:font-size-complex="9pt"/>
    </style:style>
    <style:style style:name="MT1" style:family="text">
      <style:text-properties officeooo:rsid="001e5737"/>
    </style:style>
    <style:style style:name="MT2" style:family="text">
      <style:text-properties officeooo:rsid="0020cfc5"/>
    </style:style>
    <style:style style:name="MT3" style:family="text">
      <style:text-properties officeooo:rsid="00204386"/>
    </style:style>
    <style:style style:name="MT4" style:family="text">
      <style:text-properties fo:color="#000000" loext:opacity="100%" fo:font-weight="normal" officeooo:rsid="00204386" fo:background-color="transparent" loext:char-shading-value="0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span text:style-name="MT1">TPC </text:span><text:span text:style-name="MT2">2</text:span><text:span text:style-name="MT1"> – Introdução à Programação em MATLAB</text:span></text:p>
      </style:header>
      <style:footer>
        <text:p text:style-name="MP1">TPC <text:span text:style-name="MT2">2</text:span> Introdução à Programação em MATLAB – Emanuel Maia, up202107486 – <text:span text:style-name="MT3">Página </text:span><text:span text:style-name="MT4"><text:page-number text:select-page="current">3</text:page-number></text:span><text:span text:style-name="MT4"><text:s/>de </text:span><text:span text:style-name="MT4"><text:page-count>3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1:49:02.234871563</meta:creation-date>
    <dc:date>2022-11-03T21:58:59.035518620</dc:date>
    <meta:editing-duration>PT31M41S</meta:editing-duration>
    <meta:editing-cycles>4</meta:editing-cycles>
    <meta:generator>LibreOffice/7.3.6.2$Linux_X86_64 LibreOffice_project/30$Build-2</meta:generator>
    <meta:document-statistic meta:table-count="0" meta:image-count="0" meta:object-count="3" meta:page-count="3" meta:paragraph-count="102" meta:word-count="334" meta:character-count="2452" meta:non-whitespace-character-count="1322"/>
  </office:meta>
</office:document-meta>
</file>

<file path=Object 1/content.xml><?xml version="1.0" encoding="utf-8"?>
<math xmlns="http://www.w3.org/1998/Math/MathML" display="block">
  <semantics>
    <mfrac>
      <mrow>
        <mo stretchy="false">−</mo>
        <mn>21</mn>
      </mrow>
      <mn>10</mn>
    </mfrac>
    <annotation encoding="StarMath 5.0">frac {-21} {10} </annotation>
  </semantics>
</math>
</file>

<file path=Object 2/content.xml><?xml version="1.0" encoding="utf-8"?>
<math xmlns="http://www.w3.org/1998/Math/MathML" display="block">
  <semantics>
    <mfrac>
      <mn>7</mn>
      <mn>5</mn>
    </mfrac>
    <annotation encoding="StarMath 5.0">frac {7} {5} </annotation>
  </semantics>
</math>
</file>

<file path=Object 3/content.xml><?xml version="1.0" encoding="utf-8"?>
<math xmlns="http://www.w3.org/1998/Math/MathML" display="block">
  <semantics>
    <mfrac>
      <mrow>
        <mo stretchy="false">−</mo>
        <mn>13</mn>
      </mrow>
      <mn>10</mn>
    </mfrac>
    <annotation encoding="StarMath 5.0">frac {-13} {10
} </annotation>
  </semantics>
</math>
</file>